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9.403cm" style:use-optimal-column-width="false"/>
    </style:style>
    <style:style style:name="co2" style:family="table-column">
      <style:table-column-properties style:column-width="83.837cm" style:use-optimal-column-width="false"/>
    </style:style>
    <style:style style:name="ro1" style:family="table-row">
      <style:table-row-properties style:row-height="20.889cm" style:use-optimal-row-height="false"/>
    </style:style>
    <style:style style:name="ce1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63.239cm" svg:height="62.666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نہیں ہوتی گناہگاروں پر رحمت ہو بھی سکتی ہے<text:line-break/>محبت ہو علی سے تو شفاعت ہو بھی سکتی ہے<text:span text:style-name="T1"><text:line-break/></text:span><text:span text:style-name="T1"/></text:p>
              </table:table-cell>
              <table:covered-table-cell table:style-name="ce2"/>
            </table:table-row>
            <table:table-row table:style-name="ro1" table:default-cell-style-name="ce1">
              <table:table-cell>
                <text:p text:style-name="P1">میری منزل تو ہے دیوانگی کی حد سے بھی آگے<text:line-break/>یہی منزل نصیری کی علامت ہو بھی سکتی ہے<text:span text:style-name="T1"><text:line-break/></text:span><text:span text:style-name="T1"/></text:p>
              </table:table-cell>
              <table:table-cell>
                <text:p text:style-name="P1">خداوندا تیرا بندہ نصیری کا خدا کیوں ہے<text:line-break/>ندا آئی کہ یہ میری مشیت ہو بھی سکتی ہے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نہیں ہوں عابد و زاہد مگر ذاکر ہوں مولا کا<text:line-break/>علی کے ذکر سے میری طہارت ہو بھی سکتی ہے<text:span text:style-name="T1"><text:line-break/></text:span><text:span text:style-name="T1"/></text:p>
              </table:table-cell>
              <table:table-cell>
                <text:p text:style-name="P1">بشر میں کب یہ طاقت ہے کہ وہ سورج کو لوٹا دے<text:line-break/>مگر یا رب تیرے حیدر میں طاقت ہو بھی سکتی ہے<text:span text:style-name="T1"><text:line-break/></text:span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63.246cm" fo:page-height="62.6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7T20:15:47.019889400</meta:creation-date>
    <dc:date>2026-01-27T20:18:15.834345400</dc:date>
    <meta:editing-duration>PT2M29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